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00C8874A95663FC2B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style:contextual-spacing="false" fo:line-height="120%" fo:break-before="auto" fo:break-after="auto" fo:padding="0cm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break-before="auto" fo:break-after="auto" fo:padding="0cm" fo:border="none"/>
    </style:style>
    <style:style style:name="P3" style:family="paragraph" style:parent-style-name="Heading_20_1">
      <style:paragraph-properties fo:margin-top="0.847cm" fo:margin-bottom="0.353cm" style:contextual-spacing="false" fo:line-height="100%" fo:keep-together="auto" fo:break-before="auto" fo:break-after="auto" fo:padding="0cm" fo:border="none" fo:keep-with-next="auto"/>
    </style:style>
    <style:style style:name="P4" style:family="paragraph" style:parent-style-name="Heading_20_2">
      <style:paragraph-properties fo:line-height="100%" fo:keep-together="auto" fo:break-before="auto" fo:break-after="auto" fo:padding="0cm" fo:border="none" fo:keep-with-next="auto"/>
    </style:style>
    <style:style style:name="P5" style:family="paragraph" style:parent-style-name="Standard">
      <style:paragraph-properties fo:margin-top="0.141cm" fo:margin-bottom="0cm" style:contextual-spacing="false" fo:line-height="120%" fo:break-before="auto" fo:break-after="auto" fo:padding="0cm" fo:border="none"/>
    </style:style>
    <style:style style:name="P6" style:family="paragraph" style:parent-style-name="Standard">
      <style:paragraph-properties fo:break-before="auto" fo:break-after="auto" fo:padding="0cm" fo:border="none"/>
    </style:style>
    <style:style style:name="P7" style:family="paragraph" style:parent-style-name="Heading_20_1">
      <style:paragraph-properties fo:break-before="auto" fo:break-after="auto" fo:padding="0cm" fo:border="none"/>
    </style:style>
    <style:style style:name="P8" style:family="paragraph" style:parent-style-name="Subtitle">
      <style:paragraph-properties fo:keep-together="auto" fo:break-before="auto" fo:break-after="auto" fo:padding="0cm" fo:border="none" fo:keep-with-next="auto"/>
    </style:style>
    <style:style style:name="P9" style:family="paragraph" style:parent-style-name="Title" style:master-page-name="Standard">
      <style:paragraph-properties style:page-number="1" fo:break-before="auto" fo:break-after="auto" fo:padding="0cm" fo:border="none"/>
      <style:text-properties fo:color="#353744" loext:opacity="100%" style:font-name="Proxima Nova" fo:font-size="30pt" officeooo:rsid="00061ae5" officeooo:paragraph-rsid="00061ae5" style:font-name-asian="Proxima Nova1" style:font-size-asian="30pt" style:font-name-complex="Proxima Nova1" style:font-size-complex="30pt"/>
    </style:style>
    <style:style style:name="P10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color="#666666" loext:opacity="100%"/>
    </style:style>
    <style:style style:name="P11" style:family="paragraph" style:parent-style-name="Standard">
      <style:paragraph-properties fo:margin-top="0.141cm" fo:margin-bottom="0cm" style:contextual-spacing="false" fo:line-height="100%" fo:break-before="auto" fo:break-after="auto" fo:padding="0cm" fo:border="none"/>
      <style:text-properties fo:color="#666666" loext:opacity="100%" fo:font-size="10pt" style:font-size-asian="10pt" style:font-size-complex="10pt"/>
    </style:style>
    <style:style style:name="P12" style:family="paragraph" style:parent-style-name="Standard">
      <style:paragraph-properties fo:line-height="100%" fo:break-before="auto" fo:break-after="auto"/>
      <style:text-properties fo:color="#666666" loext:opacity="100%" fo:font-size="10pt" style:font-size-asian="10pt" style:font-size-complex="10pt"/>
    </style:style>
    <style:style style:name="P13" style:family="paragraph" style:parent-style-name="Standard" style:list-style-name="WWNum1">
      <style:paragraph-properties fo:margin-left="1.27cm" fo:margin-right="0cm" fo:margin-top="0.141cm" fo:margin-bottom="0cm" style:contextual-spacing="false" fo:text-indent="-0.635cm" style:auto-text-indent="false" fo:break-before="auto" fo:break-after="auto"/>
    </style:style>
    <style:style style:name="P14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15" style:family="paragraph" style:parent-style-name="Standard" style:list-style-name="WWNum1">
      <style:paragraph-properties fo:margin-left="1.27cm" fo:margin-right="0cm" fo:margin-top="0.141cm" fo:margin-bottom="0cm" style:contextual-spacing="false" fo:line-height="120%" fo:text-indent="-0.635cm" style:auto-text-indent="false" fo:break-before="auto" fo:break-after="auto" fo:padding="0cm" fo:border="none"/>
    </style:style>
    <style:style style:name="P16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indent="-0.635cm" style:auto-text-indent="false" fo:break-before="auto" fo:break-after="auto" fo:padding="0cm" fo:border="none"/>
    </style:style>
    <style:style style:name="T1" style:family="text">
      <style:text-properties fo:color="#666666" loext:opacity="100%" style:font-name="Proxima Nova" fo:font-size="12pt" fo:font-style="italic" fo:font-weight="normal" style:font-name-asian="Proxima Nova1" style:font-size-asian="12pt" style:font-style-asian="italic" style:font-weight-asian="normal" style:font-name-complex="Proxima Nova1" style:font-size-complex="12pt"/>
    </style:style>
    <style:style style:name="T2" style:family="text">
      <style:text-properties fo:color="#666666" loext:opacity="100%" fo:font-style="italic" fo:font-weight="normal" style:font-style-asian="italic" style:font-weight-asian="normal"/>
    </style:style>
    <style:style style:name="T3" style:family="text">
      <style:text-properties style:font-name="Proxima Nova" style:font-name-asian="Proxima Nova1" style:font-name-complex="Proxima Nova1"/>
    </style:style>
    <style:style style:name="T4" style:family="text">
      <style:text-properties fo:color="#353744" loext:opacity="100%" style:font-name="Proxima Nova" fo:font-size="12pt" style:font-name-asian="Proxima Nova1" style:font-size-asian="12pt" style:font-name-complex="Proxima Nova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[onshow.nom]</text:p>
      <text:p text:style-name="P8"><text:bookmark text:name="_sbziogryzzql"/>Dessinateur industriel</text:p>
      <text:p text:style-name="P10">123 Votre rue<text:line-break/>12345 Votre ville<text:line-break/>(33) 00 00 00 00 00<text:line-break/>no_reply@example.com</text:p>
      <text:p text:style-name="P7"><text:bookmark text:name="_inx73jfg7qti"/>COMPÉTENCES</text:p>
      <text:p text:style-name="P6">Insérez votre texte ici Insérez votre texte ici Insérez votre texte ici Insérez votre texte ici Insérez votre texte ici Insérez votre texte ici<text:span text:style-name="T3">. </text:span></text:p>
      <text:p text:style-name="P3"><text:bookmark text:name="_5sh58lh512k2"/>EXPÉRIENCE</text:p>
      <text:p text:style-name="P4"><text:bookmark text:name="_mu43qcboozqe"/>Nom de société, Lieu <text:span text:style-name="T2">—</text:span><text:span text:style-name="T1"> </text:span><text:span text:style-name="T2">Fonction</text:span></text:p>
      <text:p text:style-name="P11">MOIS 20XX À AUJOURD'HUI</text:p>
      <text:list xml:id="list672841470" text:style-name="WWNum1">
        <text:list-item>
          <text:p text:style-name="P15">Insérez votre texte ici.</text:p>
        </text:list-item>
        <text:list-item>
          <text:p text:style-name="P16">Insérez votre texte ici.</text:p>
        </text:list-item>
      </text:list>
      <text:p text:style-name="P4"><text:bookmark text:name="_25ksbxwbal7a"/>Nom de société, Lieu<text:span text:style-name="T1"> </text:span><text:span text:style-name="T2">—</text:span><text:span text:style-name="T1"> </text:span><text:span text:style-name="T2">Fonction</text:span></text:p>
      <text:p text:style-name="P12">MOIS 20XX À MOIS 20XX</text:p>
      <text:list xml:id="list81842447302622" text:continue-numbering="true" text:style-name="WWNum1">
        <text:list-item>
          <text:p text:style-name="P13">Insérez votre texte ici.</text:p>
        </text:list-item>
        <text:list-item>
          <text:p text:style-name="P14">Insérez votre texte ici.</text:p>
        </text:list-item>
      </text:list>
      <text:p text:style-name="P4"><text:bookmark text:name="_qttiqnuhschn"/>Nom de société, Lieu<text:span text:style-name="T1"> </text:span><text:span text:style-name="T2">—</text:span><text:span text:style-name="T1"> </text:span><text:span text:style-name="T2">Fonction</text:span></text:p>
      <text:p text:style-name="P12">MOIS 20XX À MOIS 20XX</text:p>
      <text:list xml:id="list81842213585519" text:continue-numbering="true" text:style-name="WWNum1">
        <text:list-item>
          <text:p text:style-name="P13">Insérez votre texte ici.</text:p>
        </text:list-item>
        <text:list-item>
          <text:p text:style-name="P14">Insérez votre texte ici.</text:p>
        </text:list-item>
      </text:list>
      <text:p text:style-name="P3"><text:bookmark text:name="_pwnp1k6vsbh1"/>FORMATION</text:p>
      <text:p text:style-name="P4"><text:bookmark text:name="_jpv9v4b642w5"/>Nom de l'établissement, Lieu<text:span text:style-name="T4"> </text:span><text:span text:style-name="T2">—</text:span><text:span text:style-name="T1"> </text:span><text:span text:style-name="T2">Diplôme</text:span></text:p>
      <text:p text:style-name="P11">MOIS 20XX À MOIS 20XX</text:p>
      <text:p text:style-name="P5">Insérez votre texte ici Insérez votre texte ici Insérez votre texte ici Insérez votre texte ici Insérez votre texte ici Insérez votre texte ici. </text:p>
      <text:p text:style-name="P3"><text:bookmark text:name="_3hy8rkwzatey"/>DISTINCTIONS</text:p>
      <text:p text:style-name="P5">Insérez votre texte ici Insérez votre texte ici Insérez votre texte ici<text:span text:style-name="T3">.</text:span></text:p>
      <text:p text:style-name="P5">Insérez votre texte ici Insérez votre texte ici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353cm" style:contextual-spacing="false" fo:line-height="100%" fo:keep-together="always" fo:break-before="auto" fo:break-after="auto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12cm" fo:margin-bottom="0cm" style:contextual-spacing="false" fo:line-height="100%" fo:keep-together="always" fo:break-before="auto" fo:break-after="auto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style:contextual-spacing="false" fo:line-height="120%" fo:break-before="auto" fo:break-after="auto" fo:padding="0cm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5.715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.png" text:anchor-type="as-char" svg:width="16.51cm" svg:height="0.176cm" draw:z-index="0"><draw:image xlink:href="Pictures/10000001000004B00000000C8874A95663FC2B07.png" xlink:type="simple" xlink:show="embed" xlink:actuate="onLoad" draw:mime-type="image/png"/><svg:desc>ligne horizontale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5-03T08:18:40.232000000</dc:date>
    <meta:editing-duration>PT12S</meta:editing-duration>
    <meta:editing-cycles>1</meta:editing-cycles>
    <meta:document-statistic meta:table-count="0" meta:image-count="1" meta:object-count="0" meta:page-count="1" meta:paragraph-count="26" meta:word-count="157" meta:character-count="925" meta:non-whitespace-character-count="793"/>
  </office:meta>
</office:document-meta>
</file>